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27cm" svg:stroke-color="#000000" draw:marker-start-width="0.389cm" draw:marker-end-width="0.389cm" draw:fill-color="#eeeeee" draw:textarea-horizontal-align="justify" draw:textarea-vertical-align="middle" draw:auto-grow-height="false" fo:padding-top="0.187cm" fo:padding-bottom="0.187cm" fo:padding-left="0.312cm" fo:padding-right="0.3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2cm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svg:stroke-width="0.076cm" svg:stroke-color="#111111" draw:marker-start-width="0.314cm" draw:marker-end-width="0.314cm" draw:fill-color="#ff3333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76cm" svg:stroke-color="#111111" draw:marker-start-width="0.314cm" draw:marker-end-width="0.314cm" draw:fill="solid" draw:fill-color="#99ff66" draw:textarea-horizontal-align="justify" draw:textarea-vertical-align="middle" draw:auto-grow-height="false" fo:padding-top="0.163cm" fo:padding-bottom="0.163cm" fo:padding-left="0.288cm" fo:padding-right="0.288cm"/>
    </style:style>
    <style:style style:name="gr7" style:family="graphic" style:parent-style-name="standard">
      <style:graphic-properties svg:stroke-color="#000000" draw:marker-end="Arrowheads_20_1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2pt" fo:font-style="normal" fo:text-shadow="none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tyle="normal" fo:text-shadow="none" style:text-underline-style="solid" style:text-underline-width="auto" style:text-underline-color="font-color" style:font-style-asian="normal" style:font-style-complex="normal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2.361cm" svg:x="0.508cm" svg:y="4.572cm">
          <text:p text:style-name="P1"><text:span text:style-name="T1"><text:s text:c="5"/></text:span><text:span text:style-name="T1">Quality Check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334cm" svg:height="2.361cm" svg:x="0.508cm" svg:y="9.724cm">
          <text:p text:style-name="P1"><text:span text:style-name="T1"><text:s text:c="3"/></text:span><text:span text:style-name="T1">Component </text:span></text:p>
          <text:p text:style-name="P1"><text:span text:style-name="T1">Calls <text:s/>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334cm" svg:height="2.361cm" svg:x="0.508cm" svg:y="7.148cm">
          <text:p text:style-name="P1"><text:span text:style-name="T1">Peak Calls</text:span></text:p>
          <draw:enhanced-geometry svg:viewBox="0 0 21600 21600" draw:text-areas="0 0 21600 21600" draw:mirror-vertical="fals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34cm" svg:height="2.361cm" svg:x="0.508cm" svg:y="14.986cm">
          <text:p text:style-name="P2"><text:span text:style-name="T2"><text:s text:c="4"/></text:span><text:span text:style-name="T1"><text:s/></text:span><text:span text:style-name="T1">Motif Calls </text:span></text:p>
          <text:p text:style-name="P2"><text:span text:style-name="T1">from </text:span></text:p>
          <text:p text:style-name="P2"><text:span text:style-name="T1">Component Calls</text:span></text:p>
          <draw:enhanced-geometry svg:viewBox="0 0 21600 21600" draw:text-areas="0 0 21600 21600" draw:mirror-vertical="fals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334cm" svg:height="2.361cm" svg:x="0.508cm" svg:y="17.562cm">
          <text:p text:style-name="P1"><text:span text:style-name="T1">Motif Calls </text:span></text:p>
          <text:p text:style-name="P1"><text:span text:style-name="T1">from </text:span></text:p>
          <text:p text:style-name="P1"><text:span text:style-name="T1">Local Clusters</text:span></text:p>
          <draw:enhanced-geometry svg:viewBox="0 0 21600 21600" draw:text-areas="0 0 21600 21600" draw:mirror-vertical="fals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334cm" svg:height="2.361cm" svg:x="0.508cm" svg:y="12.371cm">
          <text:p text:style-name="P1"><text:span text:style-name="T1">Local </text:span></text:p>
          <text:p text:style-name="P1"><text:span text:style-name="T1">Clusters</text:span></text:p>
          <draw:enhanced-geometry svg:viewBox="0 0 21600 21600" draw:text-areas="0 0 21600 21600" draw:mirror-vertical="false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34cm" svg:height="2.361cm" svg:x="0.508cm" svg:y="1.957cm">
          <text:p text:style-name="P2"><text:span text:style-name="T2"><text:s text:c="5"/></text:span><text:span text:style-name="T1">Read Align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75cm" svg:height="1.28cm" svg:x="7.366cm" svg:y="0.254cm">
          <draw:text-box>
            <text:p text:style-name="P3"><text:span text:style-name="T3">Input</text:span></text:p>
          </draw:text-box>
        </draw:frame>
        <draw:frame draw:style-name="gr2" draw:text-style-name="P3" draw:layer="layout" svg:width="3.516cm" svg:height="1.28cm" svg:x="23.622cm" svg:y="0.244cm">
          <draw:text-box>
            <text:p text:style-name="P3"><text:span text:style-name="T3">Output</text:span></text:p>
          </draw:text-box>
        </draw:frame>
        <draw:line draw:style-name="gr3" draw:text-style-name="P4" draw:layer="layout" svg:x1="12.148cm" svg:y1="0.986cm" svg:x2="23.114cm" svg:y2="0.986cm">
          <text:p/>
        </draw:line>
        <draw:custom-shape draw:style-name="gr4" draw:text-style-name="P4" draw:layer="layout" svg:width="3.81cm" svg:height="1.016cm" svg:x="7.112cm" svg:y="2.032cm">
          <text:p text:style-name="P4"><text:span text:style-name="T4">SRA (NCBI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016cm" svg:x="7.112cm" svg:y="3.302cm">
          <text:p text:style-name="P4"><text:span text:style-name="T4">FA (fasta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88cm" svg:y1="2.54cm" svg:x2="22.921cm" svg:y2="2.54cm">
          <text:p/>
        </draw:line>
        <draw:line draw:style-name="gr5" draw:text-style-name="P4" draw:layer="layout" svg:x1="12.188cm" svg:y1="3.81cm" svg:x2="22.921cm" svg:y2="3.81cm">
          <text:p/>
        </draw:line>
        <draw:frame draw:style-name="gr2" draw:text-style-name="P6" draw:layer="layout" svg:width="3.825cm" svg:height="0.729cm" svg:x="14.848cm" svg:y="1.811cm">
          <draw:text-box>
            <text:p text:style-name="P5"><text:span text:style-name="T5">getBamFromSRA</text:span></text:p>
          </draw:text-box>
        </draw:frame>
        <draw:frame draw:style-name="gr2" draw:text-style-name="P8" draw:layer="layout" svg:width="2.018cm" svg:height="0.962cm" svg:x="14.986cm" svg:y="0.024cm">
          <draw:text-box>
            <text:p text:style-name="P7"><text:span text:style-name="T6">script</text:span></text:p>
          </draw:text-box>
        </draw:frame>
        <draw:frame draw:style-name="gr2" draw:text-style-name="P6" draw:layer="layout" svg:width="3.461cm" svg:height="0.729cm" svg:x="14.827cm" svg:y="3.081cm">
          <draw:text-box>
            <text:p text:style-name="P5"><text:span text:style-name="T5">getBamFromFA</text:span></text:p>
          </draw:text-box>
        </draw:frame>
        <draw:custom-shape draw:style-name="gr6" draw:text-style-name="P9" draw:layer="layout" svg:width="3.81cm" svg:height="1.016cm" svg:x="23.622cm" svg:y="2.032cm">
          <text:p text:style-name="P9"><text:span text:style-name="T4">BA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81cm" svg:height="1.016cm" svg:x="23.622cm" svg:y="3.302cm">
          <text:p text:style-name="P9"><text:span text:style-name="T4">BA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81cm" svg:height="1.016cm" svg:x="7.112cm" svg:y="5.334cm">
          <text:p text:style-name="P9"><text:span text:style-name="T4">BAM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92cm" svg:y1="5.842cm" svg:x2="22.925cm" svg:y2="5.842cm">
          <text:p/>
        </draw:line>
        <draw:frame draw:style-name="gr2" draw:text-style-name="P6" draw:layer="layout" svg:width="1.637cm" svg:height="0.729cm" svg:x="14.873cm" svg:y="5.113cm">
          <draw:text-box>
            <text:p text:style-name="P5"><text:span text:style-name="T5">fastqc</text:span></text:p>
          </draw:text-box>
        </draw:frame>
        <draw:custom-shape draw:style-name="gr6" draw:text-style-name="P9" draw:layer="layout" svg:width="3.81cm" svg:height="1.016cm" svg:x="23.622cm" svg:y="5.334cm">
          <text:p text:style-name="P9"><text:span text:style-name="T4">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81cm" svg:height="1.016cm" svg:x="7.112cm" svg:y="7.874cm">
          <text:p text:style-name="P9"><text:span text:style-name="T4">BAM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192cm" svg:y1="8.286cm" svg:x2="22.915cm" svg:y2="7.377cm" svg:d="M12192 8286h5362v-909h5361" svg:viewBox="0 0 10724 910">
          <text:p/>
        </draw:connector>
        <draw:connector draw:style-name="gr7" draw:text-style-name="P4" draw:layer="layout" svg:x1="12.242cm" svg:y1="8.543cm" svg:x2="22.982cm" svg:y2="9.35cm" svg:d="M12242 8543h5370v807h5370" svg:viewBox="0 0 10741 808">
          <text:p/>
        </draw:connector>
        <draw:frame draw:style-name="gr2" draw:text-style-name="P6" draw:layer="layout" svg:width="4.037cm" svg:height="0.729cm" svg:x="17.807cm" svg:y="6.604cm">
          <draw:text-box>
            <text:p text:style-name="P5"><text:span text:style-name="T5">jahmmPeakCalling</text:span></text:p>
          </draw:text-box>
        </draw:frame>
        <draw:frame draw:style-name="gr2" draw:text-style-name="P6" draw:layer="layout" svg:width="3.779cm" svg:height="0.729cm" svg:x="17.811cm" svg:y="8.543cm">
          <draw:text-box>
            <text:p text:style-name="P5"><text:span text:style-name="T5">macsPeakCalling</text:span></text:p>
          </draw:text-box>
        </draw:frame>
        <draw:custom-shape draw:style-name="gr6" draw:text-style-name="P9" draw:layer="layout" svg:width="3.81cm" svg:height="1.016cm" svg:x="23.622cm" svg:y="6.858cm">
          <text:p text:style-name="P9"><text:span text:style-name="T4">peaks.b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81cm" svg:height="1.016cm" svg:x="23.622cm" svg:y="8.89cm">
          <text:p text:style-name="P10"><text:span text:style-name="T7">peaks.bed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1cm" svg:height="1.016cm" svg:x="7.112cm" svg:y="10.668cm">
          <text:p text:style-name="P10"><text:span text:style-name="T7">peaks.bed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92cm" svg:y1="11.176cm" svg:x2="22.925cm" svg:y2="11.176cm">
          <text:p/>
        </draw:line>
        <draw:custom-shape draw:style-name="gr4" draw:text-style-name="P10" draw:layer="layout" svg:width="3.81cm" svg:height="1.016cm" svg:x="7.112cm" svg:y="15.494cm">
          <text:p text:style-name="P10"><text:span text:style-name="T7">component*.bed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765cm" svg:height="0.729cm" svg:x="14.732cm" svg:y="10.414cm">
          <draw:text-box>
            <text:p text:style-name="P5"><text:span text:style-name="T5">mmComponentCalls.R</text:span></text:p>
          </draw:text-box>
        </draw:frame>
        <draw:custom-shape draw:style-name="gr4" draw:text-style-name="P10" draw:layer="layout" svg:width="3.81cm" svg:height="1.016cm" svg:x="7.112cm" svg:y="12.954cm">
          <text:p text:style-name="P10"><text:span text:style-name="T7">components.bed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92cm" svg:y1="13.462cm" svg:x2="22.925cm" svg:y2="13.462cm">
          <text:p/>
        </draw:line>
        <draw:frame draw:style-name="gr2" draw:text-style-name="P6" draw:layer="layout" svg:width="5.078cm" svg:height="0.729cm" svg:x="14.793cm" svg:y="12.7cm">
          <draw:text-box>
            <text:p text:style-name="P5"><text:span text:style-name="T5">assignLocalClustering.R</text:span></text:p>
          </draw:text-box>
        </draw:frame>
        <draw:custom-shape draw:style-name="gr6" draw:text-style-name="P10" draw:layer="layout" svg:width="3.81cm" svg:height="1.016cm" svg:x="23.622cm" svg:y="12.954cm">
          <text:p text:style-name="P10"><text:span text:style-name="T7">localClusters*.bed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93cm" svg:y1="13.462cm" svg:x2="22.926cm" svg:y2="13.462cm">
          <text:p/>
        </draw:line>
        <draw:custom-shape draw:style-name="gr6" draw:text-style-name="P10" draw:layer="layout" svg:width="3.81cm" svg:height="1.016cm" svg:x="23.622cm" svg:y="10.668cm">
          <text:p text:style-name="P10"><text:span text:style-name="T7">component*.bed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192cm" svg:y1="16.002cm" svg:x2="22.925cm" svg:y2="16.002cm">
          <text:p/>
        </draw:line>
        <draw:custom-shape draw:style-name="gr4" draw:text-style-name="P10" draw:layer="layout" svg:width="3.81cm" svg:height="1.016cm" svg:x="7.112cm" svg:y="18.034cm">
          <text:p text:style-name="P10"><text:span text:style-name="T7">localClusters*.bed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598cm" svg:height="0.729cm" svg:x="14.734cm" svg:y="15.273cm">
          <draw:text-box>
            <text:p text:style-name="P5"><text:span text:style-name="T5">meme-chip</text:span></text:p>
          </draw:text-box>
        </draw:frame>
        <draw:line draw:style-name="gr5" draw:text-style-name="P4" draw:layer="layout" svg:x1="12.127cm" svg:y1="18.542cm" svg:x2="22.86cm" svg:y2="18.542cm">
          <text:p/>
        </draw:line>
        <draw:frame draw:style-name="gr2" draw:text-style-name="P6" draw:layer="layout" svg:width="2.598cm" svg:height="0.729cm" svg:x="14.674cm" svg:y="17.813cm">
          <draw:text-box>
            <text:p text:style-name="P5"><text:span text:style-name="T5">meme-chip</text:span></text:p>
          </draw:text-box>
        </draw:frame>
        <draw:custom-shape draw:style-name="gr6" draw:text-style-name="P10" draw:layer="layout" svg:width="3.81cm" svg:height="1.016cm" svg:x="23.622cm" svg:y="15.494cm">
          <text:p text:style-name="P10"><text:span text:style-name="T7">Motif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81cm" svg:height="1.016cm" svg:x="23.622cm" svg:y="18.034cm">
          <text:p text:style-name="P10"><text:span text:style-name="T7">Moti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0:17:22.947005303</meta:creation-date>
    <dc:date>2015-08-04T11:16:23.114817167</dc:date>
    <meta:editing-duration>PT43M38S</meta:editing-duration>
    <meta:editing-cycles>4</meta:editing-cycles>
    <meta:generator>LibreOffice/4.2.8.2$Linux_X86_64 LibreOffice_project/420m0$Build-2</meta:generator>
    <meta:document-statistic meta:object-count="70"/>
  </office:meta>
</office:document-meta>
</file>